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ting Up the UART console</text:h>
      <text:p text:style-name="Text_20_body">A UART serial console can be optionally connected from a host PC USB port to UART1, which is available on the DB410c low speed expansion connector (J8). This allows a developer to bring up a terminal emulator on the host PC and communicate with the DB410c using a command line interface. This can be very valuable when performing in depth debugging as well as using fastboot. The following defines the pins used for UART1 on the J8 connector:</text:p>
      <text:list xml:id="list1118167523427831608" text:style-name="L1">
        <text:list-item>
          <text:p text:style-name="P5">PIN1 is GND </text:p>
        </text:list-item>
        <text:list-item>
          <text:p text:style-name="P5">PIN11 is TX </text:p>
        </text:list-item>
        <text:list-item>
          <text:p text:style-name="P1">PIN13 is RX </text:p>
        </text:list-item>
      </text:list>
      <text:p text:style-name="Text_20_body">A standard USB TTL FTDI cable, such as Part Number: <text:span text:style-name="Emphasis">TTL-232RG-VREG1V8-WE</text:span>, that steps up the 1.8 volts available on the DB410c is required. If one with the part number highlighted is used, the the pinout is as follows:</text:p>
      <text:list xml:id="list57399090663638587" text:style-name="L2">
        <text:list-item>
          <text:p text:style-name="P6">BLACK -&gt; PIN1 </text:p>
        </text:list-item>
        <text:list-item>
          <text:p text:style-name="P6">YELLOW -&gt; PIN11 </text:p>
        </text:list-item>
        <text:list-item>
          <text:p text:style-name="P2">ORANGE -&gt; PIN13 </text:p>
        </text:list-item>
      </text:list>
      <text:p text:style-name="Text_20_body"><text:span text:style-name="Strong_20_Emphasis">Warning:</text:span> The FTDI cable above is required to be 1.8 volts (this is denoted VREG1V8 in the part number above). Damage can occur to your hardware if the wrong voltage cable is used.</text:p>
      <text:p text:style-name="Text_20_body">A picture of the FTDI cable connected to the DragonBoard™ 410c is shown below:</text:p>
      <text:p text:style-name="Text_20_body"><draw:a xlink:type="simple" xlink:href="https://github.com/96boards/documentation/blob/master/ConsumerEdition/DragonBoard-410c/AdditionalDocs/Images/Images_Wiki/image01.jpg" office:target-frame-name="_blank" xlink:show="new"><draw:frame draw:style-name="fr1" draw:name="Image1" text:anchor-type="as-char" svg:y="-5.129cm" svg:width="16.201cm" svg:height="9.125cm" draw:z-index="0"><draw:image xlink:href="https://github.com/96boards/documentation/raw/master/ConsumerEdition/DragonBoard-410c/AdditionalDocs/Images/Images_Wiki/image01.jpg" xlink:type="simple" xlink:show="embed" xlink:actuate="onLoad"/></draw:frame></draw:a> Figure 1: FTDI Cable connected to J8 Header on DragonBoard™ 410c</text:p>
      <text:p text:style-name="Text_20_body"><text:span text:style-name="Strong_20_Emphasis">Warning:</text:span> Make sure that the extra wires are not touching the board in any way. This can cause a short and damage the hardware. It is recommended to either clip and tape the unused wires on the cable or to solder a small header onto the end of the cable.</text:p>
      <text:p text:style-name="Text_20_body"><text:soft-page-break/><text:span text:style-name="Strong_20_Emphasis">Warning:</text:span> Never install the wires while the DragonBoard™ 410c is plugged into power or has USB cables plugged into it.</text:p>
      <text:p text:style-name="Text_20_body"><text:span text:style-name="Strong_20_Emphasis">Warning:</text:span> Always wear safety glasses when working with any hardware to avoid personal injury.</text:p>
      <text:p text:style-name="Text_20_body">Warning: It is recommended that developers use an ESD compliant environment when handling the DragonBoard™ 410c to avoid damaging the electronics on the board.</text:p>
      <text:p text:style-name="Text_20_body">After the above is completed, the user can perform the following steps to access the DB410c serial console:</text:p>
      <text:list xml:id="list2112433959729973048" text:style-name="L3">
        <text:list-item>
          <text:p text:style-name="P7">Connect the USB connector of the FTDI cable to the host PC. This assumes that the other end is already connected to the DB410c </text:p>
        </text:list-item>
        <text:list-item>
          <text:p text:style-name="P7">Open a terminal on the host PC </text:p>
        </text:list-item>
        <text:list-item>
          <text:p text:style-name="P7">On the host PC find the full path of the FTDI cable in the /dev/… device tree </text:p>
        </text:list-item>
        <text:list-item>
          <text:p text:style-name="P3">On the host PC use a terminal emulator application to bring up the console. For purposes of example, these instructions use “screen” </text:p>
        </text:list-item>
      </text:list>
      <text:p text:style-name="P8">sudo screen /dev/&lt;path of the FTDI&gt; 115200</text:p>
      <text:p text:style-name="Text_20_body">Note: The default speed of UART1 is 115200 Baud on the DB410c.</text:p>
      <text:list xml:id="list1183976888345244017" text:style-name="L4">
        <text:list-item>
          <text:p text:style-name="P4">Once the above has been executed, power on the DB410c and the user will see boot sequence text scroll in the console on the host PC ending with a Linux command prompt once the DB410c is booted.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8:57:52.986071656</meta:creation-date>
    <dc:date>2017-12-05T19:13:11.785695944</dc:date>
    <meta:editing-duration>PT5M8S</meta:editing-duration>
    <meta:editing-cycles>1</meta:editing-cycles>
    <meta:document-statistic meta:table-count="0" meta:image-count="1" meta:object-count="0" meta:page-count="2" meta:paragraph-count="24" meta:word-count="460" meta:character-count="2496" meta:non-whitespace-character-count="2059"/>
    <meta:generator>LibreOffice/5.1.6.2$Linux_X86_64 LibreOffice_project/10m0$Build-2</meta:generator>
  </office:meta>
</office:document-meta>
</file>